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6">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cm" fo:margin-bottom="0cm"/>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42648287"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42649899"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42682268"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42635098"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42644185"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42640075"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
      <text:p text:style-name="P8">Una volta che il box ha le informazioni relative a tutto il giro N comincia con il <text:soft-page-break/>calcolo della strategia mentre il concorrente prosegue percorrendo il giro 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da quell'istante in poi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text:p text:style-name="P8"/>
      <text:p text:style-name="P8"/>
      <text:p text:style-name="P8">STRUTTURA DELLA CORSIA DEI BOX</text:p>
      <text:p text:style-name="P8"/>
      <text:p text:style-name="P8">La corsia dei box sarà strutturata come l'insieme di due tratti con molteplicità pari al numero di concorrenti in gara. La corsia sarà posizionata nel tratto precedente all'arrivo e si collegherà con un tratto successivo al traguardo (come nella realtà). La struttura sarà quindi composta da una coda dove il concorrente "effettuerà" il pitstop (secondo le modalità viste in seguito). Una volta effettuato il pitstop il concorrente si riaccoda nella pista segnando il suo tempo aumentato del tempo per stare nella corsia di rifornimento e per il pitstop.</text:p>
      <text:p text:style-name="P8"/>
      <text:p text:style-name="P8">PITSTOP</text:p>
      <text:p text:style-name="P8"/>
      <text:p text:style-name="P8">Il pitstop deve portare l'auto in una situazione di maggiore competitività, <text:soft-page-break/>quindi sicuramente dovrà effettuare il rifornimento di benzina a cambiare le gomme. Questo può esser fatto modificando le variabili dell'automibile per riportarle a uno stato di maggiore competitività. Il tempo di prenotazione sul tratto all'uscita della pista deve prevedere il tempo per attraversare i box (per tutti uguale dato che c'è un limite di velocità), il tempo di rifornimento (tot unità di tempo per ogni litro di benzina) o il tempo di cambio gomme. Va considerato uno o l'altro in quanto sono azioni parallele e solo quella con durata maggiore influisce sul tempo.</text:p>
      <text:p text:style-name="P8">Si possono eventualmente cambiare altri parametri dell'auto e considerare quel tempo solo se superiore a quello di cambio gomme o cambio pneumatici.</text:p>
      <text:p text:style-name="P8"/>
      <text:p text:style-name="P8">SEQUENZA DI AZIONI</text:p>
      <text:p text:style-name="P8"/>
      <text:list xml:id="list42651274" text:style-name="L6">
        <text:list-item>
          <text:p text:style-name="P17">Lettura strategia con richiamo ai box</text:p>
        </text:list-item>
        <text:list-item>
          <text:p text:style-name="P17">test di disponibilità dei box (es test di connessione)</text:p>
        </text:list-item>
        <text:list-item>
          <text:p text:style-name="P17">rientro nel tratto "corsia dei box"</text:p>
        </text:list-item>
        <text:list-item>
          <text:p text:style-name="P17">Esecuzione del metodo attraversatratto , che dovrà essere diverso da quelli degli altri tratti in quanto devono essere richiamati metodi del box via rete</text:p>
        </text:list-item>
        <text:list-item>
          <text:p text:style-name="P17">esecuzione metodi del box che fa reimpostare le variabili</text:p>
        </text:list-item>
        <text:list-item>
          <text:p text:style-name="P17">calcolo tempo e prenotazione nella coda della pista</text:p>
        </text:list-item>
      </text:list>
      <text:p text:style-name="P8"/>
      <text:p text:style-name="P8">box impostati come N tratti</text:p>
      <text:p text:style-name="P8"/>
      <text:p text:style-name="P8">tratto di entrata che indirizza ogni auto nel suo tratto "box" in modo da permettere una esecuzione parallela di richieste via rete ai proprio box</text:p>
      <text:p text:style-name="P8"/>
      <text:p text:style-name="P8"/>
      <text:p text:style-name="P8"/>
      <text:p text:style-name="P8">METODO EVALUATE</text:p>
      <text:p text:style-name="P8">All'interno dell'oggetto Strategy è presente un riferimento alla componente Car in modo che il metodo evaluate possa essere chiamato sempre allo stesso modo sia dall'oggetto strategy che dall'oggetto strategybox con il path come parametro e ritorni il tempo impiegato per l'attraversamento. Con il riferimento alla componente Car il metodo evaluate di Strategy ottiene i dati che gli servono (Maxvel, ...) dall'auto e li usa per calcolare il tempo di attraversamento. Nel caso a chiamare evaluate sia un oggetto della classe derivata BoxStrategy utilizzerà lo status dell'auto per calcolare i tempi in base al pit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8T22:56:33.45</dc:date>
    <meta:editing-cycles>109</meta:editing-cycles>
    <meta:editing-duration>PT14H32M14S</meta:editing-duration>
    <meta:document-statistic meta:table-count="2" meta:image-count="0" meta:object-count="0" meta:page-count="8" meta:paragraph-count="161" meta:word-count="2520" meta:character-count="16284"/>
    <meta:user-defined meta:name="Info 1"/>
    <meta:user-defined meta:name="Info 2"/>
    <meta:user-defined meta:name="Info 3"/>
    <meta:user-defined meta:name="Info 4"/>
  </office:meta>
</office:document-meta>
</file>